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 Pro Display" svg:font-family="'SF Pro Display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style:line-height-at-least="0.582cm" fo:text-indent="0cm" style:auto-text-indent="false"/>
    </style:style>
    <style:style style:name="T1" style:family="text">
      <style:text-properties fo:color="#090810" style:font-name="SF Pro Display" loext:padding="0cm" loext:border="none"/>
    </style:style>
    <style:style style:name="T2" style:family="text">
      <style:text-properties fo:color="#090810" style:font-name="SF Pro Display" officeooo:rsid="0002bc72" loext:padding="0cm" loext:border="none"/>
    </style:style>
    <style:style style:name="T3" style:family="text">
      <style:text-properties fo:color="#090810" style:font-name="SF Pro Display" officeooo:rsid="0002bc72" fo:background-color="#ffff00" loext:char-shading-value="0" loext:padding="0cm" loext:border="none"/>
    </style:style>
    <style:style style:name="T4" style:family="text">
      <style:text-properties fo:color="#090810" style:font-name="SF Pro Display" officeooo:rsid="0002bc72" fo:background-color="#ffff00" loext:char-shading-value="0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1.</text:span></text:span><text:span text:style-name="T1"> «Я здесь. Я с тобой. Я рядом»</text:span></text:p>
      <text:p text:style-name="P1"><text:span text:style-name="Strong_20_Emphasis"><text:span text:style-name="T1">2.</text:span></text:span><text:span text:style-name="T1"> «Возможно, я не знаю всего, что ты чувствуешь и через что проходишь, но я готов(а) тебя выслушать и поддержать всем, чем смогу»</text:span></text:p>
      <text:p text:style-name="P1"><text:span text:style-name="Strong_20_Emphasis"><text:span text:style-name="T1">3.</text:span></text:span><text:span text:style-name="T1"> «Я слышу тебя. И я никуда не уйду»</text:span></text:p>
      <text:p text:style-name="P1"><text:span text:style-name="Strong_20_Emphasis"><text:span text:style-name="T1">4.</text:span></text:span><text:span text:style-name="T1"> «Спасибо, что делишься со мной своими мыслями и чувствами. Я очень ценю твое доверие»</text:span></text:p>
      <text:p text:style-name="P1"><text:span text:style-name="Strong_20_Emphasis"><text:span text:style-name="T1">5.</text:span></text:span><text:span text:style-name="T1"> «Возможно, сейчас ты не веришь в себя, но я в тебя верю и всегда буду верить»</text:span></text:p>
      <text:p text:style-name="P1"><text:span text:style-name="Strong_20_Emphasis"><text:span text:style-name="T1">6.</text:span></text:span><text:span text:style-name="T1"> «Ты делаешь очень многое и стараешься из всех сил, я это вижу. Пожалуйста, будь добрее к себе»</text:span></text:p>
      <text:p text:style-name="P1"><text:span text:style-name="Strong_20_Emphasis"><text:span text:style-name="T1">7.</text:span></text:span><text:span text:style-name="T1"> «Я горжусь всем, что ты уже сделал(а). Все твои труды не пройдут даром и обязательно окупятся»</text:span></text:p>
      <text:p text:style-name="P1"><text:span text:style-name="Strong_20_Emphasis"><text:span text:style-name="T1">8.</text:span></text:span><text:span text:style-name="T1"> «Я твоя команда. Я всегда буду за тебя»</text:span></text:p>
      <text:p text:style-name="P1"><text:span text:style-name="Strong_20_Emphasis"><text:span text:style-name="T1">9.</text:span></text:span><text:span text:style-name="T1"> «Я знаю, что сейчас тебе тяжело. Но я хочу, чтобы ты помнил(а), что твоя жизнь очень важна»</text:span></text:p>
      <text:p text:style-name="P1"><text:span text:style-name="Strong_20_Emphasis"><text:span text:style-name="T1">10.</text:span></text:span><text:span text:style-name="T1"> «Что бы ни случилось, что бы ты ни выбрал(а) и какие бы решения ни принял(а), я останусь на твоей стороне и буду гордиться тобой»</text:span></text:p>
      <text:p text:style-name="P1"><text:span text:style-name="Strong_20_Emphasis"><text:span text:style-name="T1"/></text:span></text:p>
      <text:p text:style-name="P1"><text:span text:style-name="Strong_20_Emphasis"><text:span text:style-name="T1">12.</text:span></text:span><text:span text:style-name="T1"> «Твои ошибки и трудности не определяют тебя. Ты можешь очень многое. Просто не сдавайся, а я поддержу тебя во всем»</text:span></text:p>
      <text:p text:style-name="P1"><text:span text:style-name="Strong_20_Emphasis"><text:span text:style-name="T1">13.</text:span></text:span><text:span text:style-name="T1"> «Это нормально, что сейчас тебе грустно. Это не делает тебя слабее. Ты — удивительный человек. Не забывай об этом»</text:span></text:p>
      <text:p text:style-name="P1"><text:span text:style-name="T1"/></text:p>
      <text:p text:style-name="P1"><text:span text:style-name="Strong_20_Emphasis"><text:span text:style-name="T1">15.</text:span></text:span><text:span text:style-name="T1"> «Я восхищаюсь твоей силой/умом/талантом»</text:span></text:p>
      <text:p text:style-name="P1"><text:span text:style-name="Strong_20_Emphasis"><text:span text:style-name="T1">16.</text:span></text:span><text:span text:style-name="T1"> «Мне очень жаль, что все так вышло. Но я верю, что ты обязательно справишься»</text:span></text:p>
      <text:p text:style-name="P1"><text:span text:style-name="Strong_20_Emphasis"><text:span text:style-name="T1">17.</text:span></text:span><text:span text:style-name="T1"> «Я знаю, что сейчас все сложно. Но еще я знаю, что у тебя есть все необходимое, чтобы преодолеть все трудности»</text:span></text:p>
      <text:p text:style-name="P1"><text:span text:style-name="Strong_20_Emphasis"><text:span text:style-name="T1">18.</text:span></text:span><text:span text:style-name="T1"> «Я верю в тебя и в то, что все будет хорошо, даже если ты сам(а) не веришь. Однажды неприятности останутся позади»</text:span></text:p>
      <text:p text:style-name="P1"><text:span text:style-name="Strong_20_Emphasis"><text:span text:style-name="T1">19.</text:span></text:span><text:span text:style-name="T1"> «Ты можешь кричать, можешь плакать. Но продолжай движение. Не сдавайся»</text:span></text:p>
      <text:p text:style-name="P1"><text:span text:style-name="Strong_20_Emphasis"><text:span text:style-name="T1">21.</text:span></text:span><text:span text:style-name="T1"> «Не вини себя в том, что произошло. Ты не виноват(а)»</text:span></text:p>
      <text:p text:style-name="P1"><text:span text:style-name="Strong_20_Emphasis"><text:span text:style-name="T1">22.</text:span></text:span><text:span text:style-name="T1"> «Я горжусь тем, как ты держишься после всего, что тебе выпало»</text:span></text:p>
      <text:p text:style-name="P1"><text:span text:style-name="Strong_20_Emphasis"><text:span text:style-name="T1">23.</text:span></text:span><text:span text:style-name="T1"> «У тебя есть многое, чего не дано другим. У тебя есть ум/талант/харизма/здоровье/внутренний стержень. А еще у тебя есть я. Помни об этом»</text:span></text:p>
      <text:p text:style-name="P1"><text:span text:style-name="Strong_20_Emphasis"><text:span text:style-name="T1">24.</text:span></text:span><text:span text:style-name="T1"> «Самая большая ошибка в жизни — боязнь ошибиться и ничего не делать. Ты нашел(ла) в себе смелость хотя бы попробовать, а это уже дорого стоит»</text:span></text:p>
      <text:p text:style-name="P1"><text:soft-page-break/><text:span text:style-name="Strong_20_Emphasis"><text:span text:style-name="T1">25.</text:span></text:span><text:span text:style-name="T1"> «Возможно, слова ничего не исправят. Но жизнь продолжается, несмотря ни на что. Даже если тебе кажется, что сейчас всё против тебя, это не так. Хотя бы потому, что я с тобой»</text:span></text:p>
      <text:p text:style-name="P1"><text:span text:style-name="Strong_20_Emphasis"><text:span text:style-name="T1">26.</text:span></text:span><text:span text:style-name="T1"> «Порой кажется, что все упущено. Но если опоздал на один поезд, появится и другой. В жизни происходит так же: приходят новые возможности, открываются другие пути»</text:span></text:p>
      <text:p text:style-name="P1"><text:span text:style-name="Strong_20_Emphasis"><text:span text:style-name="T1">27.</text:span></text:span><text:span text:style-name="T1"> «Не всегда можно найти быстрый выход из ситуации, но можно попробовать изменить к ней свое отношение. Давай попытаемся сделать это вместе. Например, найти какие-то положительные стороны»</text:span></text:p>
      <text:p text:style-name="P1"><text:span text:style-name="Strong_20_Emphasis"><text:span text:style-name="T1">28.</text:span></text:span><text:span text:style-name="T1"> «Я очень хочу видеть тебя счастливым(ой). Ты важен(на) для меня»</text:span></text:p>
      <text:p text:style-name="P1"><text:span text:style-name="Strong_20_Emphasis"><text:span text:style-name="T1">29.</text:span></text:span><text:span text:style-name="T1"> «Дорогу осилит идущий. Я помогу тебе ее пройти. Вдвоем будет легче и веселее» <text:s/></text:span><text:span text:style-name="T4">перефрозировать точно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 Pro Display" svg:font-family="'SF Pro Display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1-08T13:41:16.150630163</meta:creation-date>
    <dc:date>2026-01-08T16:27:11.043981865</dc:date>
    <meta:editing-duration>PT2H35M44S</meta:editing-duration>
    <meta:editing-cycles>1</meta:editing-cycles>
    <meta:document-statistic meta:table-count="0" meta:image-count="0" meta:object-count="0" meta:page-count="2" meta:paragraph-count="26" meta:word-count="456" meta:character-count="2616" meta:non-whitespace-character-count="2183"/>
    <meta:generator>LibreOffice/6.4.7.2$Linux_X86_64 LibreOffice_project/40$Build-2</meta:generator>
  </office:meta>
</office:document-meta>
</file>